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F3000002DA14A0B5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text-properties officeooo:paragraph-rsid="000b10d4"/>
    </style:style>
    <style:style style:name="P2" style:family="paragraph" style:parent-style-name="Header">
      <style:paragraph-properties fo:text-align="end" style:justify-single-word="false"/>
      <style:text-properties fo:font-size="14pt" fo:font-weight="normal" officeooo:rsid="000c4de0" officeooo:paragraph-rsid="000c4de0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14pt" fo:font-weight="normal" officeooo:rsid="000c4de0" officeooo:paragraph-rsid="000c4de0" style:font-size-asian="14pt" style:font-weight-asian="normal" style:font-size-complex="14pt" style:font-weight-complex="normal"/>
    </style:style>
    <style:style style:name="MP2" style:family="paragraph" style:parent-style-name="Footer">
      <style:text-properties officeooo:paragraph-rsid="000b10d4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y="-1.972cm" svg:width="6.257cm" svg:height="3.607cm" draw:z-index="0"><draw:image xlink:href="Pictures/10000201000004F3000002DA14A0B523.png" xlink:type="simple" xlink:show="embed" xlink:actuate="onLoad"/></draw:frame>QRCodes<text:line-break/>Rucher</text:p>
      </style:header>
      <style:footer>
        <text:p text:style-name="MP2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</meta:initial-creator>
    <meta:creation-date>2015-11-30T13:54:43.248551859</meta:creation-date>
    <dc:date>2015-11-30T14:14:52.099924297</dc:date>
    <dc:creator>Kevin </dc:creator>
    <meta:editing-duration>PT2M49S</meta:editing-duration>
    <meta:editing-cycles>2</meta:editing-cycles>
    <meta:generator>LibreOffice/4.3.3.2$Linux_X86_64 LibreOffice_project/430m0$Build-2</meta:generator>
    <meta:document-statistic meta:table-count="0" meta:image-count="1" meta:object-count="0" meta:page-count="1" meta:paragraph-count="2" meta:word-count="3" meta:character-count="19" meta:non-whitespace-character-count="16"/>
  </office:meta>
</office:document-meta>
</file>